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99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9.35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46.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jmh-result_3_g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  <table:table-cell office:value-type="string" calcext:value-type="string">
            <text:p>Param: numberOfAccounts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59555.26194" calcext:value-type="float">
            <text:p>559.555,26</text:p>
          </table:table-cell>
          <table:table-cell office:value-type="float" office:value="876935.723283" calcext:value-type="float">
            <text:p>876.935,7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307.989959" calcext:value-type="float">
            <text:p>15.307,99</text:p>
          </table:table-cell>
          <table:table-cell office:value-type="float" office:value="30867.055939" calcext:value-type="float">
            <text:p>30.867,0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185.535805" calcext:value-type="float">
            <text:p>38.185,54</text:p>
          </table:table-cell>
          <table:table-cell office:value-type="float" office:value="64491.911914" calcext:value-type="float">
            <text:p>64.491,9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6412.384592" calcext:value-type="float">
            <text:p>16.412,38</text:p>
          </table:table-cell>
          <table:table-cell office:value-type="float" office:value="31562.866464" calcext:value-type="float">
            <text:p>31.562,8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32281.986476" calcext:value-type="float">
            <text:p>432.281,99</text:p>
          </table:table-cell>
          <table:table-cell office:value-type="float" office:value="706448.179075" calcext:value-type="float">
            <text:p>706.448,1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7367.365108" calcext:value-type="float">
            <text:p>57.367,37</text:p>
          </table:table-cell>
          <table:table-cell office:value-type="float" office:value="104558.387939" calcext:value-type="float">
            <text:p>104.558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46.007947" calcext:value-type="float">
            <text:p>246,01</text:p>
          </table:table-cell>
          <table:table-cell office:value-type="float" office:value="425.463922" calcext:value-type="float">
            <text:p>425,4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7.795401" calcext:value-type="float">
            <text:p>517,80</text:p>
          </table:table-cell>
          <table:table-cell office:value-type="float" office:value="81.539347" calcext:value-type="float">
            <text:p>81,54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64.335332" calcext:value-type="float">
            <text:p>164,34</text:p>
          </table:table-cell>
          <table:table-cell office:value-type="float" office:value="929.959068" calcext:value-type="float">
            <text:p>929,9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29.888785" calcext:value-type="float">
            <text:p>929,89</text:p>
          </table:table-cell>
          <table:table-cell office:value-type="float" office:value="4226.35038" calcext:value-type="float">
            <text:p>4.226,35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085881" calcext:value-type="float">
            <text:p>1,09</text:p>
          </table:table-cell>
          <table:table-cell office:value-type="float" office:value="7.458726" calcext:value-type="float">
            <text:p>7,4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.451683" calcext:value-type="float">
            <text:p>14,45</text:p>
          </table:table-cell>
          <table:table-cell office:value-type="float" office:value="99.266102" calcext:value-type="float">
            <text:p>99,27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398" calcext:value-type="float">
            <text:p>6.398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88600.888103" calcext:value-type="float">
            <text:p>588.600,89</text:p>
          </table:table-cell>
          <table:table-cell office:value-type="float" office:value="902884.450508" calcext:value-type="float">
            <text:p>902.884,4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100.733983" calcext:value-type="float">
            <text:p>15.100,73</text:p>
          </table:table-cell>
          <table:table-cell office:value-type="float" office:value="24069.394998" calcext:value-type="float">
            <text:p>24.069,3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2143.853883" calcext:value-type="float">
            <text:p>62.143,85</text:p>
          </table:table-cell>
          <table:table-cell office:value-type="float" office:value="87444.547576" calcext:value-type="float">
            <text:p>87.444,5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6606.120026" calcext:value-type="float">
            <text:p>16.606,12</text:p>
          </table:table-cell>
          <table:table-cell office:value-type="float" office:value="27805.805772" calcext:value-type="float">
            <text:p>27.805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42122.905439" calcext:value-type="float">
            <text:p>442.122,91</text:p>
          </table:table-cell>
          <table:table-cell office:value-type="float" office:value="707698.418139" calcext:value-type="float">
            <text:p>707.698,4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2627.274772" calcext:value-type="float">
            <text:p>52.627,27</text:p>
          </table:table-cell>
          <table:table-cell office:value-type="float" office:value="91120.860236" calcext:value-type="float">
            <text:p>91.120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3.719304" calcext:value-type="float">
            <text:p>253,72</text:p>
          </table:table-cell>
          <table:table-cell office:value-type="float" office:value="429.221655" calcext:value-type="float">
            <text:p>429,2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7.899163" calcext:value-type="float">
            <text:p>517,90</text:p>
          </table:table-cell>
          <table:table-cell office:value-type="float" office:value="87.188628" calcext:value-type="float">
            <text:p>87,19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5.607044" calcext:value-type="float">
            <text:p>145,61</text:p>
          </table:table-cell>
          <table:table-cell office:value-type="float" office:value="786.950587" calcext:value-type="float">
            <text:p>786,95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79.374957" calcext:value-type="float">
            <text:p>879,37</text:p>
          </table:table-cell>
          <table:table-cell office:value-type="float" office:value="3847.967416" calcext:value-type="float">
            <text:p>3.847,97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195664" calcext:value-type="float">
            <text:p>1,20</text:p>
          </table:table-cell>
          <table:table-cell office:value-type="float" office:value="8.212806" calcext:value-type="float">
            <text:p>8,2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0.048352" calcext:value-type="float">
            <text:p>20,05</text:p>
          </table:table-cell>
          <table:table-cell office:value-type="float" office:value="137.708656" calcext:value-type="float">
            <text:p>137,7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073" calcext:value-type="float">
            <text:p>6.073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i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19768.9203" calcext:value-type="float">
            <text:p>619.768,92</text:p>
          </table:table-cell>
          <table:table-cell office:value-type="float" office:value="1023360.825892" calcext:value-type="float">
            <text:p>1.023.360,8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871.36282" calcext:value-type="float">
            <text:p>12.871,36</text:p>
          </table:table-cell>
          <table:table-cell office:value-type="float" office:value="19223.809311" calcext:value-type="float">
            <text:p>19.223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9178.77715" calcext:value-type="float">
            <text:p>99.178,78</text:p>
          </table:table-cell>
          <table:table-cell office:value-type="float" office:value="183472.341337" calcext:value-type="float">
            <text:p>183.472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331.877324" calcext:value-type="float">
            <text:p>14.331,88</text:p>
          </table:table-cell>
          <table:table-cell office:value-type="float" office:value="21769.144537" calcext:value-type="float">
            <text:p>21.769,1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49336.964633" calcext:value-type="float">
            <text:p>449.336,96</text:p>
          </table:table-cell>
          <table:table-cell office:value-type="float" office:value="762858.072806" calcext:value-type="float">
            <text:p>762.858,0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4049.938373" calcext:value-type="float">
            <text:p>44.049,94</text:p>
          </table:table-cell>
          <table:table-cell office:value-type="float" office:value="73321.280322" calcext:value-type="float">
            <text:p>73.321,2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0.985806" calcext:value-type="float">
            <text:p>300,99</text:p>
          </table:table-cell>
          <table:table-cell office:value-type="float" office:value="500.303713" calcext:value-type="float">
            <text:p>500,30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05.068956" calcext:value-type="float">
            <text:p>505,07</text:p>
          </table:table-cell>
          <table:table-cell office:value-type="float" office:value="64.019173" calcext:value-type="float">
            <text:p>64,02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80.695866" calcext:value-type="float">
            <text:p>180,70</text:p>
          </table:table-cell>
          <table:table-cell office:value-type="float" office:value="1020.357937" calcext:value-type="float">
            <text:p>1.020,3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60.639716" calcext:value-type="float">
            <text:p>1.160,64</text:p>
          </table:table-cell>
          <table:table-cell office:value-type="float" office:value="5050.135039" calcext:value-type="float">
            <text:p>5.050,14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207299" calcext:value-type="float">
            <text:p>1,21</text:p>
          </table:table-cell>
          <table:table-cell office:value-type="float" office:value="8.292728" calcext:value-type="float">
            <text:p>8,29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.973679" calcext:value-type="float">
            <text:p>22,97</text:p>
          </table:table-cell>
          <table:table-cell office:value-type="float" office:value="157.802217" calcext:value-type="float">
            <text:p>157,8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003" calcext:value-type="float">
            <text:p>6.003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724080.618266" calcext:value-type="float">
            <text:p>8.724.080,62</text:p>
          </table:table-cell>
          <table:table-cell office:value-type="float" office:value="13271609.630162" calcext:value-type="float">
            <text:p>13.271.609,6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327026.531849" calcext:value-type="float">
            <text:p>7.327.026,53</text:p>
          </table:table-cell>
          <table:table-cell office:value-type="float" office:value="11199291.020961" calcext:value-type="float">
            <text:p>11.199.291,0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27440.145474" calcext:value-type="float">
            <text:p>427.440,15</text:p>
          </table:table-cell>
          <table:table-cell office:value-type="float" office:value="637146.962696" calcext:value-type="float">
            <text:p>637.146,9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8272.649165" calcext:value-type="float">
            <text:p>518.272,65</text:p>
          </table:table-cell>
          <table:table-cell office:value-type="float" office:value="770403.689046" calcext:value-type="float">
            <text:p>770.403,6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3237.827695" calcext:value-type="float">
            <text:p>23.237,83</text:p>
          </table:table-cell>
          <table:table-cell office:value-type="float" office:value="35016.039862" calcext:value-type="float">
            <text:p>35.016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28103.464082" calcext:value-type="float">
            <text:p>428.103,46</text:p>
          </table:table-cell>
          <table:table-cell office:value-type="float" office:value="635879.216442" calcext:value-type="float">
            <text:p>635.879,2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03.831588" calcext:value-type="float">
            <text:p>903,83</text:p>
          </table:table-cell>
          <table:table-cell office:value-type="float" office:value="1341.975356" calcext:value-type="float">
            <text:p>1.341,98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0.300583" calcext:value-type="float">
            <text:p>110,30</text:p>
          </table:table-cell>
          <table:table-cell office:value-type="float" office:value="13.811445" calcext:value-type="float">
            <text:p>13,8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16.133561" calcext:value-type="float">
            <text:p>916,13</text:p>
          </table:table-cell>
          <table:table-cell office:value-type="float" office:value="2060.134861" calcext:value-type="float">
            <text:p>2.060,13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8.172209" calcext:value-type="float">
            <text:p>128,17</text:p>
          </table:table-cell>
          <table:table-cell office:value-type="float" office:value="222.413216" calcext:value-type="float">
            <text:p>222,4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.021788" calcext:value-type="float">
            <text:p>4,02</text:p>
          </table:table-cell>
          <table:table-cell office:value-type="float" office:value="27.624965" calcext:value-type="float">
            <text:p>27,6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.289557" calcext:value-type="float">
            <text:p>3,29</text:p>
          </table:table-cell>
          <table:table-cell office:value-type="float" office:value="22.595398" calcext:value-type="float">
            <text:p>22,6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719" calcext:value-type="float">
            <text:p>8.719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allLo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652238.286772" calcext:value-type="float">
            <text:p>7.652.238,29</text:p>
          </table:table-cell>
          <table:table-cell office:value-type="float" office:value="9471050.0778" calcext:value-type="float">
            <text:p>9.471.050,0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068014.51905" calcext:value-type="float">
            <text:p>6.068.014,52</text:p>
          </table:table-cell>
          <table:table-cell office:value-type="float" office:value="7521480.549726" calcext:value-type="float">
            <text:p>7.521.480,5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80844.888013" calcext:value-type="float">
            <text:p>480.844,89</text:p>
          </table:table-cell>
          <table:table-cell office:value-type="float" office:value="595303.738352" calcext:value-type="float">
            <text:p>595.303,7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92587.763701" calcext:value-type="float">
            <text:p>592.587,76</text:p>
          </table:table-cell>
          <table:table-cell office:value-type="float" office:value="735805.889115" calcext:value-type="float">
            <text:p>735.805,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8840.437548" calcext:value-type="float">
            <text:p>28.840,44</text:p>
          </table:table-cell>
          <table:table-cell office:value-type="float" office:value="35891.028161" calcext:value-type="float">
            <text:p>35.891,0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81950.678461" calcext:value-type="float">
            <text:p>481.950,68</text:p>
          </table:table-cell>
          <table:table-cell office:value-type="float" office:value="598261.497647" calcext:value-type="float">
            <text:p>598.261,5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99.060289" calcext:value-type="float">
            <text:p>999,06</text:p>
          </table:table-cell>
          <table:table-cell office:value-type="float" office:value="1236.716803" calcext:value-type="float">
            <text:p>1.236,7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8.166882" calcext:value-type="float">
            <text:p>138,17</text:p>
          </table:table-cell>
          <table:table-cell office:value-type="float" office:value="16.209772" calcext:value-type="float">
            <text:p>16,2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62.016269" calcext:value-type="float">
            <text:p>962,02</text:p>
          </table:table-cell>
          <table:table-cell office:value-type="float" office:value="1225.035458" calcext:value-type="float">
            <text:p>1.225,04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4.526823" calcext:value-type="float">
            <text:p>134,53</text:p>
          </table:table-cell>
          <table:table-cell office:value-type="float" office:value="49.405564" calcext:value-type="float">
            <text:p>49,4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.554653" calcext:value-type="float">
            <text:p>3,55</text:p>
          </table:table-cell>
          <table:table-cell office:value-type="float" office:value="24.416292" calcext:value-type="float">
            <text:p>24,42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.802099" calcext:value-type="float">
            <text:p>3,80</text:p>
          </table:table-cell>
          <table:table-cell office:value-type="float" office:value="26.115956" calcext:value-type="float">
            <text:p>26,12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339" calcext:value-type="float">
            <text:p>9.339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allLo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373720.002931" calcext:value-type="float">
            <text:p>7.373.720,00</text:p>
          </table:table-cell>
          <table:table-cell office:value-type="float" office:value="18105037.973393" calcext:value-type="float">
            <text:p>18.105.037,9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299588.657545" calcext:value-type="float">
            <text:p>5.299.588,66</text:p>
          </table:table-cell>
          <table:table-cell office:value-type="float" office:value="13786294.633589" calcext:value-type="float">
            <text:p>13.786.294,6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3643.191995" calcext:value-type="float">
            <text:p>513.643,19</text:p>
          </table:table-cell>
          <table:table-cell office:value-type="float" office:value="997465.328276" calcext:value-type="float">
            <text:p>997.465,3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07238.152515" calcext:value-type="float">
            <text:p>1.007.238,15</text:p>
          </table:table-cell>
          <table:table-cell office:value-type="float" office:value="2408975.916371" calcext:value-type="float">
            <text:p>2.408.975,9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2096.9767" calcext:value-type="float">
            <text:p>42.096,98</text:p>
          </table:table-cell>
          <table:table-cell office:value-type="float" office:value="82651.039544" calcext:value-type="float">
            <text:p>82.651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1153.024176" calcext:value-type="float">
            <text:p>511.153,02</text:p>
          </table:table-cell>
          <table:table-cell office:value-type="float" office:value="1006745.339581" calcext:value-type="float">
            <text:p>1.006.745,3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26.707058" calcext:value-type="float">
            <text:p>1.126,71</text:p>
          </table:table-cell>
          <table:table-cell office:value-type="float" office:value="2061.166953" calcext:value-type="float">
            <text:p>2.061,1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72.878086" calcext:value-type="float">
            <text:p>172,88</text:p>
          </table:table-cell>
          <table:table-cell office:value-type="float" office:value="124.045918" calcext:value-type="float">
            <text:p>124,05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42.450069" calcext:value-type="float">
            <text:p>1.142,45</text:p>
          </table:table-cell>
          <table:table-cell office:value-type="float" office:value="2177.151649" calcext:value-type="float">
            <text:p>2.177,15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73.770848" calcext:value-type="float">
            <text:p>173,77</text:p>
          </table:table-cell>
          <table:table-cell office:value-type="float" office:value="124.054858" calcext:value-type="float">
            <text:p>124,05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.564703" calcext:value-type="float">
            <text:p>15,56</text:p>
          </table:table-cell>
          <table:table-cell office:value-type="float" office:value="52.05522" calcext:value-type="float">
            <text:p>52,0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.667856" calcext:value-type="float">
            <text:p>8,67</text:p>
          </table:table-cell>
          <table:table-cell office:value-type="float" office:value="34.231094" calcext:value-type="float">
            <text:p>34,23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204" calcext:value-type="float">
            <text:p>13.204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758840.060188" calcext:value-type="float">
            <text:p>4.758.840,06</text:p>
          </table:table-cell>
          <table:table-cell office:value-type="float" office:value="1186835.265013" calcext:value-type="float">
            <text:p>1.186.835,2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15447.26286" calcext:value-type="float">
            <text:p>2.615.447,26</text:p>
          </table:table-cell>
          <table:table-cell office:value-type="float" office:value="1280820.44119" calcext:value-type="float">
            <text:p>1.280.820,4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2589.531973" calcext:value-type="float">
            <text:p>52.589,53</text:p>
          </table:table-cell>
          <table:table-cell office:value-type="float" office:value="50620.576458" calcext:value-type="float">
            <text:p>50.620,58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047386.173202" calcext:value-type="float">
            <text:p>2.047.386,17</text:p>
          </table:table-cell>
          <table:table-cell office:value-type="float" office:value="429187.296665" calcext:value-type="float">
            <text:p>429.187,3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646.074042" calcext:value-type="float">
            <text:p>1.646,07</text:p>
          </table:table-cell>
          <table:table-cell office:value-type="float" office:value="4216.48761" calcext:value-type="float">
            <text:p>4.216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771.01811" calcext:value-type="float">
            <text:p>41.771,02</text:p>
          </table:table-cell>
          <table:table-cell office:value-type="float" office:value="38385.935322" calcext:value-type="float">
            <text:p>38.385,9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844.47154" calcext:value-type="float">
            <text:p>2.844,47</text:p>
          </table:table-cell>
          <table:table-cell office:value-type="float" office:value="33.110182" calcext:value-type="float">
            <text:p>33,1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56.575291" calcext:value-type="float">
            <text:p>656,58</text:p>
          </table:table-cell>
          <table:table-cell office:value-type="float" office:value="90.911976" calcext:value-type="float">
            <text:p>90,9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879.259937" calcext:value-type="float">
            <text:p>2.879,26</text:p>
          </table:table-cell>
          <table:table-cell office:value-type="float" office:value="553.312008" calcext:value-type="float">
            <text:p>553,31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64.998181" calcext:value-type="float">
            <text:p>665,00</text:p>
          </table:table-cell>
          <table:table-cell office:value-type="float" office:value="173.721176" calcext:value-type="float">
            <text:p>173,72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424227" calcext:value-type="float">
            <text:p>0,42</text:p>
          </table:table-cell>
          <table:table-cell office:value-type="float" office:value="0.394639" calcext:value-type="float">
            <text:p>0,39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97476" calcext:value-type="float">
            <text:p>0,10</text:p>
          </table:table-cell>
          <table:table-cell office:value-type="float" office:value="0.087658" calcext:value-type="float">
            <text:p>0,09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700519.306812" calcext:value-type="float">
            <text:p>4.700.519,31</text:p>
          </table:table-cell>
          <table:table-cell office:value-type="float" office:value="588888.033616" calcext:value-type="float">
            <text:p>588.888,0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305700.255984" calcext:value-type="float">
            <text:p>2.305.700,26</text:p>
          </table:table-cell>
          <table:table-cell office:value-type="float" office:value="348060.892014" calcext:value-type="float">
            <text:p>348.060,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1218.15994" calcext:value-type="float">
            <text:p>61.218,16</text:p>
          </table:table-cell>
          <table:table-cell office:value-type="float" office:value="21100.541327" calcext:value-type="float">
            <text:p>21.100,5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68566.642672" calcext:value-type="float">
            <text:p>2.268.566,64</text:p>
          </table:table-cell>
          <table:table-cell office:value-type="float" office:value="405804.097103" calcext:value-type="float">
            <text:p>405.804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173.463181" calcext:value-type="float">
            <text:p>3.173,46</text:p>
          </table:table-cell>
          <table:table-cell office:value-type="float" office:value="2790.94108" calcext:value-type="float">
            <text:p>2.790,9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1860.785034" calcext:value-type="float">
            <text:p>61.860,79</text:p>
          </table:table-cell>
          <table:table-cell office:value-type="float" office:value="20508.991654" calcext:value-type="float">
            <text:p>20.508,9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05.085441" calcext:value-type="float">
            <text:p>4.105,09</text:p>
          </table:table-cell>
          <table:table-cell office:value-type="float" office:value="1223.663527" calcext:value-type="float">
            <text:p>1.223,6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65.646962" calcext:value-type="float">
            <text:p>965,65</text:p>
          </table:table-cell>
          <table:table-cell office:value-type="float" office:value="104.026466" calcext:value-type="float">
            <text:p>104,03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20.073016" calcext:value-type="float">
            <text:p>4.120,07</text:p>
          </table:table-cell>
          <table:table-cell office:value-type="float" office:value="1686.375497" calcext:value-type="float">
            <text:p>1.686,38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65.250476" calcext:value-type="float">
            <text:p>965,25</text:p>
          </table:table-cell>
          <table:table-cell office:value-type="float" office:value="151.934425" calcext:value-type="float">
            <text:p>151,93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337657" calcext:value-type="float">
            <text:p>0,34</text:p>
          </table:table-cell>
          <table:table-cell office:value-type="float" office:value="0.339163" calcext:value-type="float">
            <text:p>0,34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78782" calcext:value-type="float">
            <text:p>0,08</text:p>
          </table:table-cell>
          <table:table-cell office:value-type="float" office:value="0.069122" calcext:value-type="float">
            <text:p>0,07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07849.706208" calcext:value-type="float">
            <text:p>4.607.849,71</text:p>
          </table:table-cell>
          <table:table-cell office:value-type="float" office:value="195133.914029" calcext:value-type="float">
            <text:p>195.133,9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95478.941499" calcext:value-type="float">
            <text:p>2.295.478,94</text:p>
          </table:table-cell>
          <table:table-cell office:value-type="float" office:value="264805.124367" calcext:value-type="float">
            <text:p>264.805,1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4862.427064" calcext:value-type="float">
            <text:p>64.862,43</text:p>
          </table:table-cell>
          <table:table-cell office:value-type="float" office:value="10683.101054" calcext:value-type="float">
            <text:p>10.683,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75379.787837" calcext:value-type="float">
            <text:p>2.175.379,79</text:p>
          </table:table-cell>
          <table:table-cell office:value-type="float" office:value="188258.37106" calcext:value-type="float">
            <text:p>188.258,3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937.345086" calcext:value-type="float">
            <text:p>11.937,35</text:p>
          </table:table-cell>
          <table:table-cell office:value-type="float" office:value="26446.820406" calcext:value-type="float">
            <text:p>26.446,82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0191.204723" calcext:value-type="float">
            <text:p>60.191,20</text:p>
          </table:table-cell>
          <table:table-cell office:value-type="float" office:value="17282.911041" calcext:value-type="float">
            <text:p>17.282,9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974.652406" calcext:value-type="float">
            <text:p>3.974,65</text:p>
          </table:table-cell>
          <table:table-cell office:value-type="float" office:value="136.973353" calcext:value-type="float">
            <text:p>136,97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36.097875" calcext:value-type="float">
            <text:p>936,10</text:p>
          </table:table-cell>
          <table:table-cell office:value-type="float" office:value="55.781598" calcext:value-type="float">
            <text:p>55,78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98.927572" calcext:value-type="float">
            <text:p>4.098,93</text:p>
          </table:table-cell>
          <table:table-cell office:value-type="float" office:value="507.936377" calcext:value-type="float">
            <text:p>507,94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65.110544" calcext:value-type="float">
            <text:p>965,11</text:p>
          </table:table-cell>
          <table:table-cell office:value-type="float" office:value="108.311235" calcext:value-type="float">
            <text:p>108,3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793364" calcext:value-type="float">
            <text:p>0,79</text:p>
          </table:table-cell>
          <table:table-cell office:value-type="float" office:value="0.975537" calcext:value-type="float">
            <text:p>0,98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187142" calcext:value-type="float">
            <text:p>0,19</text:p>
          </table:table-cell>
          <table:table-cell office:value-type="float" office:value="0.231208" calcext:value-type="float">
            <text:p>0,23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81" calcext:value-type="float">
            <text:p>781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20421.462779" calcext:value-type="float">
            <text:p>920.421,46</text:p>
          </table:table-cell>
          <table:table-cell office:value-type="float" office:value="275556.057573" calcext:value-type="float">
            <text:p>275.556,0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3660.741881" calcext:value-type="float">
            <text:p>73.660,74</text:p>
          </table:table-cell>
          <table:table-cell office:value-type="float" office:value="57357.266878" calcext:value-type="float">
            <text:p>57.357,2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9433.604841" calcext:value-type="float">
            <text:p>309.433,60</text:p>
          </table:table-cell>
          <table:table-cell office:value-type="float" office:value="152082.358376" calcext:value-type="float">
            <text:p>152.082,3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3977.001367" calcext:value-type="float">
            <text:p>43.977,00</text:p>
          </table:table-cell>
          <table:table-cell office:value-type="float" office:value="31892.553954" calcext:value-type="float">
            <text:p>31.892,5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99590.97112" calcext:value-type="float">
            <text:p>199.590,97</text:p>
          </table:table-cell>
          <table:table-cell office:value-type="float" office:value="92208.537263" calcext:value-type="float">
            <text:p>92.208,5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93759.14357" calcext:value-type="float">
            <text:p>293.759,14</text:p>
          </table:table-cell>
          <table:table-cell office:value-type="float" office:value="137889.749839" calcext:value-type="float">
            <text:p>137.889,7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48.515058" calcext:value-type="float">
            <text:p>1.448,52</text:p>
          </table:table-cell>
          <table:table-cell office:value-type="float" office:value="2484.800738" calcext:value-type="float">
            <text:p>2.484,80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05.251991" calcext:value-type="float">
            <text:p>2.605,25</text:p>
          </table:table-cell>
          <table:table-cell office:value-type="float" office:value="117.388545" calcext:value-type="float">
            <text:p>117,39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65.568941" calcext:value-type="float">
            <text:p>1.465,57</text:p>
          </table:table-cell>
          <table:table-cell office:value-type="float" office:value="2517.440875" calcext:value-type="float">
            <text:p>2.517,44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34.15177" calcext:value-type="float">
            <text:p>2.634,15</text:p>
          </table:table-cell>
          <table:table-cell office:value-type="float" office:value="106.775038" calcext:value-type="float">
            <text:p>106,78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.582256" calcext:value-type="float">
            <text:p>30,58</text:p>
          </table:table-cell>
          <table:table-cell office:value-type="float" office:value="61.829656" calcext:value-type="float">
            <text:p>61,83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7.241735" calcext:value-type="float">
            <text:p>67,24</text:p>
          </table:table-cell>
          <table:table-cell office:value-type="float" office:value="113.372112" calcext:value-type="float">
            <text:p>113,37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414" calcext:value-type="float">
            <text:p>41.414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cum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94248.487564" calcext:value-type="float">
            <text:p>694.248,49</text:p>
          </table:table-cell>
          <table:table-cell office:value-type="float" office:value="358141.813549" calcext:value-type="float">
            <text:p>358.141,8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0119.493456" calcext:value-type="float">
            <text:p>70.119,49</text:p>
          </table:table-cell>
          <table:table-cell office:value-type="float" office:value="41369.039346" calcext:value-type="float">
            <text:p>41.369,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2009.075238" calcext:value-type="float">
            <text:p>252.009,08</text:p>
          </table:table-cell>
          <table:table-cell office:value-type="float" office:value="229769.756927" calcext:value-type="float">
            <text:p>229.769,7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5443.902667" calcext:value-type="float">
            <text:p>45.443,90</text:p>
          </table:table-cell>
          <table:table-cell office:value-type="float" office:value="23573.861919" calcext:value-type="float">
            <text:p>23.573,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6879.814995" calcext:value-type="float">
            <text:p>106.879,81</text:p>
          </table:table-cell>
          <table:table-cell office:value-type="float" office:value="66680.492134" calcext:value-type="float">
            <text:p>66.680,4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9796.201208" calcext:value-type="float">
            <text:p>219.796,20</text:p>
          </table:table-cell>
          <table:table-cell office:value-type="float" office:value="124197.20778" calcext:value-type="float">
            <text:p>124.197,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54.769206" calcext:value-type="float">
            <text:p>1.154,77</text:p>
          </table:table-cell>
          <table:table-cell office:value-type="float" office:value="1517.975176" calcext:value-type="float">
            <text:p>1.517,98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721.495781" calcext:value-type="float">
            <text:p>2.721,50</text:p>
          </table:table-cell>
          <table:table-cell office:value-type="float" office:value="379.608658" calcext:value-type="float">
            <text:p>379,61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14.016853" calcext:value-type="float">
            <text:p>1.214,02</text:p>
          </table:table-cell>
          <table:table-cell office:value-type="float" office:value="1832.847407" calcext:value-type="float">
            <text:p>1.832,85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796.741357" calcext:value-type="float">
            <text:p>2.796,74</text:p>
          </table:table-cell>
          <table:table-cell office:value-type="float" office:value="1233.317854" calcext:value-type="float">
            <text:p>1.233,32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4.745166" calcext:value-type="float">
            <text:p>24,75</text:p>
          </table:table-cell>
          <table:table-cell office:value-type="float" office:value="83.186511" calcext:value-type="float">
            <text:p>83,19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6.25499" calcext:value-type="float">
            <text:p>56,25</text:p>
          </table:table-cell>
          <table:table-cell office:value-type="float" office:value="149.893993" calcext:value-type="float">
            <text:p>149,89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1898" calcext:value-type="float">
            <text:p>31.898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cumulat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37266.046675" calcext:value-type="float">
            <text:p>637.266,05</text:p>
          </table:table-cell>
          <table:table-cell office:value-type="float" office:value="434353.054376" calcext:value-type="float">
            <text:p>434.353,0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9222.202682" calcext:value-type="float">
            <text:p>59.222,20</text:p>
          </table:table-cell>
          <table:table-cell office:value-type="float" office:value="32340.79592" calcext:value-type="float">
            <text:p>32.340,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04512.617072" calcext:value-type="float">
            <text:p>204.512,62</text:p>
          </table:table-cell>
          <table:table-cell office:value-type="float" office:value="149624.689658" calcext:value-type="float">
            <text:p>149.624,6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009.902331" calcext:value-type="float">
            <text:p>38.009,90</text:p>
          </table:table-cell>
          <table:table-cell office:value-type="float" office:value="40246.891202" calcext:value-type="float">
            <text:p>40.246,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6368.010915" calcext:value-type="float">
            <text:p>116.368,01</text:p>
          </table:table-cell>
          <table:table-cell office:value-type="float" office:value="64845.164038" calcext:value-type="float">
            <text:p>64.845,1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9153.313676" calcext:value-type="float">
            <text:p>219.153,31</text:p>
          </table:table-cell>
          <table:table-cell office:value-type="float" office:value="183742.155935" calcext:value-type="float">
            <text:p>183.742,1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97.699322" calcext:value-type="float">
            <text:p>1.397,70</text:p>
          </table:table-cell>
          <table:table-cell office:value-type="float" office:value="1879.759884" calcext:value-type="float">
            <text:p>1.879,76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alloc.rat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941.49017" calcext:value-type="float">
            <text:p>3.941,49</text:p>
          </table:table-cell>
          <table:table-cell office:value-type="float" office:value="225.041075" calcext:value-type="float">
            <text:p>225,04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93.127577" calcext:value-type="float">
            <text:p>1.393,13</text:p>
          </table:table-cell>
          <table:table-cell office:value-type="float" office:value="2374.152055" calcext:value-type="float">
            <text:p>2.374,15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Eden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85.370443" calcext:value-type="float">
            <text:p>3.885,37</text:p>
          </table:table-cell>
          <table:table-cell office:value-type="float" office:value="1960.895743" calcext:value-type="float">
            <text:p>1.960,90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9.60055" calcext:value-type="float">
            <text:p>29,60</text:p>
          </table:table-cell>
          <table:table-cell office:value-type="float" office:value="87.990878" calcext:value-type="float">
            <text:p>87,99</text:p>
          </table:table-cell>
          <table:table-cell office:value-type="string" calcext:value-type="string">
            <text:p>MB/sec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hurn.PS_Survivor_Space.norm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1.514491" calcext:value-type="float">
            <text:p>101,51</text:p>
          </table:table-cell>
          <table:table-cell office:value-type="float" office:value="315.571321" calcext:value-type="float">
            <text:p>315,57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count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·gc.time</text:p>
          </table:table-cell>
          <table:table-cell office:value-type="string" calcext:value-type="string">
            <text:p>thrp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9735" calcext:value-type="float">
            <text:p>29.735,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4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19:40:43.686000000</dc:date>
    <meta:editing-duration>PT8M52S</meta:editing-duration>
    <meta:editing-cycles>1</meta:editing-cycles>
    <meta:document-statistic meta:table-count="1" meta:cell-count="1521" meta:object-count="0"/>
    <meta:generator>LibreOffice/4.4.3.2$Windows_x86 LibreOffice_project/88805f81e9fe61362df02b9941de8e38a9b5fd16</meta:generator>
  </office:meta>
</office:document-meta>
</file>